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B Vhodan (Vland)</text:p>
      <text:p text:style-name="P15">1208 Vhodan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B Vhodan (Vland)</text:p>
      <text:p text:style-name="P16">1208 Vhodan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1:14:34.39</dc:date>
    <dc:creator>Mark Ferguson</dc:creator>
    <meta:editing-duration>P1DT13H29M13S</meta:editing-duration>
    <meta:editing-cycles>267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2"/>
  </office:meta>
</office:document-meta>
</file>